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BasedMBeanInfoAssembler.isDeclaredInInterface( Method method , String beanKe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terfaceBasedMBeanInfoAssembler.setBeanClassLoader( @ Nullable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includeOperation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setManagedInterfaces( @ Nullable Class &lt; ? &gt; ... managedInterf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faceBasedMBeanInfoAssembler.includeWrite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resolveClassNames( String [ ] classNames , String bean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faceBasedMBeanInfoAssembler.includeRead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BasedMBeanInfoAssembler.isPublicInInterface( Method method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setInterfaceMappings( @ Nullable Properties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.resolveInterfaceMappings( Properties mapp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